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686cm" fo:margin-left="0.011cm" fo:margin-right="0.303cm" table:align="margins" style:writing-mode="lr-tb"/>
    </style:style>
    <style:style style:name="Таблица2.A" style:family="table-column">
      <style:table-column-properties style:column-width="5.362cm" style:rel-column-width="3040*"/>
    </style:style>
    <style:style style:name="Таблица2.B" style:family="table-column">
      <style:table-column-properties style:column-width="5.644cm" style:rel-column-width="3200*"/>
    </style:style>
    <style:style style:name="Таблица2.C" style:family="table-column">
      <style:table-column-properties style:column-width="5.68cm" style:rel-column-width="3220*"/>
    </style:style>
    <style:style style:name="Таблица2.1" style:family="table-row">
      <style:table-row-properties style:row-height="0.61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669cm" fo:margin-left="0.028cm" fo:margin-right="0.303cm" table:align="margins" style:writing-mode="lr-tb"/>
    </style:style>
    <style:style style:name="Таблица3.A" style:family="table-column">
      <style:table-column-properties style:column-width="5.239cm" style:rel-column-width="2970*"/>
    </style:style>
    <style:style style:name="Таблица3.B" style:family="table-column">
      <style:table-column-properties style:column-width="5.715cm" style:rel-column-width="3240*"/>
    </style:style>
    <style:style style:name="Таблица3.1" style:family="table-row">
      <style:table-row-properties style:row-height="0.61cm"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Без_20_интервала">
      <style:text-properties fo:font-size="10pt" style:font-size-asian="10pt" style:font-size-complex="10pt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Без_20_интервала">
      <style:text-properties style:font-name="Times New Roman"/>
    </style:style>
    <style:style style:name="P14" style:family="paragraph" style:parent-style-name="Без_20_интервала">
      <style:paragraph-properties fo:text-align="center" style:justify-single-word="false"/>
      <style:text-properties style:font-name="Times New Roman" fo:font-size="10pt" fo:language="ru" fo:country="RU" style:font-size-asian="10pt" style:font-size-complex="10pt" style:font-weight-complex="bold"/>
    </style:style>
    <style:style style:name="P15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Без_20_интервала">
      <style:paragraph-properties style:snap-to-layout-grid="false"/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Без_20_интервала">
      <style:text-properties style:font-name="Times New Roman" fo:font-size="10pt" style:text-underline-style="none" style:font-size-asian="10pt" style:font-size-complex="10pt"/>
    </style:style>
    <style:style style:name="P18" style:family="paragraph" style:parent-style-name="Без_20_интервала">
      <style:paragraph-properties fo:margin-left="0.815cm" fo:margin-right="0.004cm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Без_20_интервала">
      <style:paragraph-properties fo:margin-left="0.78cm" fo:margin-right="0.004cm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1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style="normal" style:text-underline-style="none"/>
    </style:style>
    <style:style style:name="P26" style:family="paragraph">
      <style:paragraph-properties fo:text-align="start"/>
      <style:text-properties fo:font-family="'Times New Roman'" style:font-style-name="Обычный" style:font-family-generic="roman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normal" style:font-weight-asian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ызлова И.Е."/>
            <form:item form:label="Тимошенко С.А."/>
            <form:item form:label="Зубкова Т.М."/>
            <form:item form:label="Вологжанина Н.А."/>
          </form:combobox>
          <form:combobox form:name="Поле со списком 2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34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5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6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7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8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9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40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41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42" form:dropdown="true" form:size="20" form:current-value="фазный" form:value="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3" form:dropdown="true" form:size="20" form:current-value="фазный" form:value="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4" form:dropdown="true" form:size="20" form:current-value="фазный" form:value="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5" form:dropdown="true" form:size="20" form:current-value="фазный" form:value="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6" form:dropdown="true" form:size="20" form:current-value="фазный" form:value="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7" form:dropdown="true" form:size="20" form:current-value="монофазный" form:value="монофаз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фазный"/>
            <form:item form:label="монофазный"/>
            <form:item form:label="фазность снижена"/>
          </form:combobox>
          <form:combobox form:name="Поле со списком 1" form:control-implementation="ooo:com.sun.star.form.component.ComboBox" form:id="control48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49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50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51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52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53" form:dropdown="true" form:size="20" form:current-value="средне-амплитудный" form:value="средне-амплитуд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е-амплитудный"/>
            <form:item form:label="низко-амплитудный"/>
            <form:item form:label="спонтанного кровотока не выявлено"/>
          </form:combobox>
          <form:combobox form:name="Поле со списком 1" form:control-implementation="ooo:com.sun.star.form.component.ComboBox" form:id="control5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етроградная волна"/>
          </form:combobox>
          <form:combobox form:name="Поле со списком 1" form:control-implementation="ooo:com.sun.star.form.component.ComboBox" form:id="control5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етроградная волна"/>
          </form:combobox>
          <form:combobox form:name="Поле со списком 1" form:control-implementation="ooo:com.sun.star.form.component.ComboBox" form:id="control5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етроградная волна"/>
          </form:combobox>
          <form:combobox form:name="Поле со списком 1" form:control-implementation="ooo:com.sun.star.form.component.ComboBox" form:id="control5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етроградная волна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1" svg:width="1.706cm" svg:height="0.5cm" svg:x="2.039cm" svg:y="4.794cm" draw:control="control1"/>
      <draw:control text:anchor-type="page" text:anchor-page-number="1" draw:z-index="2" draw:style-name="gr1" draw:text-style-name="P21" svg:width="4.493cm" svg:height="0.5cm" svg:x="2.039cm" svg:y="5.872cm" draw:control="control2"/>
      <draw:control text:anchor-type="page" text:anchor-page-number="1" draw:z-index="3" draw:style-name="gr1" draw:text-style-name="P21" svg:width="1.502cm" svg:height="0.5cm" svg:x="11.61cm" svg:y="5.812cm" draw:control="control3"/>
      <draw:control text:anchor-type="page" text:anchor-page-number="1" draw:z-index="4" draw:style-name="gr2" draw:text-style-name="P21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0" text:outline-level="1"/>
      <text:h text:style-name="P20" text:outline-level="1">ПРОТОКОЛ</text:h>
      <text:p text:style-name="P14">УЛЬТРАЗВУКОВОЙ <text:s/>ДОППЛЕРОГРАФИИ <text:s/>СОСУДОВ <text:s/>НИЖНИХ <text:s/>КОНЕЧНОСТЕЙ</text:p>
      <text:p text:style-name="P5"/>
      <text:p text:style-name="P5"><draw:control text:anchor-type="paragraph" draw:z-index="5" draw:style-name="gr3" draw:text-style-name="P22" svg:width="11.875cm" svg:height="0.421cm" svg:x="1.533cm" svg:y="0.282cm" draw:control="control5"/></text:p>
      <text:p text:style-name="P2"><draw:control text:anchor-type="paragraph" draw:z-index="6" draw:style-name="gr3" draw:text-style-name="P22" svg:width="2.664cm" svg:height="0.421cm" svg:x="3.067cm" svg:y="0.374cm" draw:control="control6"/></text:p>
      <text:p text:style-name="P2"><draw:control text:anchor-type="paragraph" draw:z-index="7" draw:style-name="gr3" draw:text-style-name="P22" svg:width="5.529cm" svg:height="0.421cm" svg:x="3.889cm" svg:y="0.386cm" draw:control="control7"/><draw:control text:anchor-type="paragraph" draw:z-index="8" draw:style-name="gr3" draw:text-style-name="P22" svg:width="2.421cm" svg:height="0.421cm" svg:x="10.97cm" svg:y="0.326cm" draw:control="control8"/></text:p>
      <text:p text:style-name="P10"><text:span text:style-name="T6"/></text:p>
      <text:p text:style-name="P10">Диагноз: <draw:control text:anchor-type="as-char" svg:y="-0.316cm" draw:z-index="13" draw:style-name="gr6" draw:text-style-name="P25" svg:width="0.888cm" svg:height="0.35cm" draw:control="control13"/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6">артерии</text:p>
          </table:table-cell>
          <table:table-cell table:style-name="Таблица2.A1" office:value-type="string">
            <text:p text:style-name="P16">справа</text:p>
          </table:table-cell>
          <table:table-cell table:style-name="Таблица2.C1" office:value-type="string">
            <text:p text:style-name="P16">слева</text:p>
          </table:table-cell>
        </table:table-row>
        <table:table-row table:style-name="Таблица2.1">
          <table:table-cell table:style-name="Таблица2.A1" office:value-type="string">
            <text:p text:style-name="P15">Бедренная артерия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8">- тип кровотока</text:p>
          </table:table-cell>
          <table:table-cell table:style-name="Таблица2.A1" office:value-type="string">
            <text:p text:style-name="P15"><draw:control text:anchor-type="as-char" draw:z-index="34" draw:style-name="gr5" draw:text-style-name="P26" svg:width="2.991cm" svg:height="0.38cm" draw:control="control34"/><text:bookmark-start text:name="АртБедАрТипКровСп"/><text:bookmark-end text:name="АртБедАрТипКровСп"/></text:p>
          </table:table-cell>
          <table:table-cell table:style-name="Таблица2.C1" office:value-type="string">
            <text:p text:style-name="P11"><text:bookmark-start text:name="АртБедАрТипКровСл"/><draw:control text:anchor-type="as-char" draw:z-index="36" draw:style-name="gr5" draw:text-style-name="P26" svg:width="2.991cm" svg:height="0.38cm" draw:control="control36"/><text:bookmark-end text:name="АртБед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18">- СПК (кГц)</text:p>
          </table:table-cell>
          <table:table-cell table:style-name="Таблица2.A1" office:value-type="string">
            <text:p text:style-name="P12"><text:span text:style-name="T4"><draw:control text:anchor-type="as-char" svg:y="-0.316cm" draw:z-index="18" draw:style-name="gr6" draw:text-style-name="P25" svg:width="0.888cm" svg:height="0.35cm" draw:control="control18"/></text:span><text:span text:style-name="T4"> <text:s text:c="2"/></text:span><text:span text:style-name="T5">PI</text:span><text:span text:style-name="T4"> -</text:span><text:bookmark-start text:name="АртБедрАртСпкСп"/><text:span text:style-name="T4"> </text:span><text:bookmark-end text:name="АртБедрАртСпкСп"/><text:span text:style-name="T4"><draw:control text:anchor-type="as-char" svg:y="-0.316cm" draw:z-index="19" draw:style-name="gr6" draw:text-style-name="P25" svg:width="0.888cm" svg:height="0.35cm" draw:control="control19"/></text:span></text:p>
          </table:table-cell>
          <table:table-cell table:style-name="Таблица2.C1" office:value-type="string">
            <text:p text:style-name="P12"><text:span text:style-name="T4"><draw:control text:anchor-type="as-char" svg:y="-0.316cm" draw:z-index="14" draw:style-name="gr6" draw:text-style-name="P25" svg:width="0.888cm" svg:height="0.35cm" draw:control="control14"/></text:span><text:span text:style-name="T4"> <text:s text:c="2"/></text:span><text:span text:style-name="T5">PI</text:span><text:span text:style-name="T4"> -</text:span><text:bookmark-start text:name="АртБедрАртСпкСп1"/><text:span text:style-name="T4"> </text:span><text:bookmark-end text:name="АртБедрАртСпкСп1"/><text:span text:style-name="T4"><draw:control text:anchor-type="as-char" svg:y="-0.316cm" draw:z-index="15" draw:style-name="gr6" draw:text-style-name="P25" svg:width="0.888cm" svg:height="0.35cm" draw:control="control15"/></text:span></text:p>
          </table:table-cell>
        </table:table-row>
        <table:table-row table:style-name="Таблица2.1">
          <table:table-cell table:style-name="Таблица2.A1" office:value-type="string">
            <text:p text:style-name="P15">Подколенная артерия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9">- тип кровотока</text:p>
          </table:table-cell>
          <table:table-cell table:style-name="Таблица2.A1" office:value-type="string">
            <text:p text:style-name="P11"><text:bookmark-start text:name="АртПодколАрТипКровСп"/><draw:control text:anchor-type="as-char" draw:z-index="35" draw:style-name="gr5" draw:text-style-name="P26" svg:width="2.991cm" svg:height="0.38cm" draw:control="control35"/><text:bookmark-end text:name="АртПодколАрТипКровСп"/></text:p>
          </table:table-cell>
          <table:table-cell table:style-name="Таблица2.C1" office:value-type="string">
            <text:p text:style-name="P11"><text:bookmark-start text:name="АртПоколАрТипКровСл"/><draw:control text:anchor-type="as-char" draw:z-index="37" draw:style-name="gr5" draw:text-style-name="P26" svg:width="2.991cm" svg:height="0.38cm" draw:control="control37"/><text:bookmark-end text:name="АртПокол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19">- СПК (кГц)</text:p>
          </table:table-cell>
          <table:table-cell table:style-name="Таблица2.B7" office:value-type="string">
            <text:p text:style-name="P12"><text:span text:style-name="T4"><draw:control text:anchor-type="as-char" svg:y="-0.316cm" draw:z-index="16" draw:style-name="gr6" draw:text-style-name="P25" svg:width="0.888cm" svg:height="0.35cm" draw:control="control16"/></text:span><text:span text:style-name="T4"> <text:s text:c="2"/></text:span><text:span text:style-name="T5">PI</text:span><text:span text:style-name="T4"> -</text:span><text:bookmark-start text:name="АртБедрАртСпкСп2"/><text:span text:style-name="T4"> </text:span><text:bookmark-end text:name="АртБедрАртСпкСп2"/><text:span text:style-name="T4"><draw:control text:anchor-type="as-char" svg:y="-0.316cm" draw:z-index="17" draw:style-name="gr6" draw:text-style-name="P25" svg:width="0.888cm" svg:height="0.35cm" draw:control="control17"/></text:span></text:p>
          </table:table-cell>
          <table:table-cell table:style-name="Таблица2.C7" office:value-type="string">
            <text:p text:style-name="P12"><text:span text:style-name="T4"><draw:control text:anchor-type="as-char" svg:y="-0.316cm" draw:z-index="20" draw:style-name="gr6" draw:text-style-name="P25" svg:width="0.888cm" svg:height="0.35cm" draw:control="control20"/></text:span><text:span text:style-name="T4"> <text:s text:c="2"/></text:span><text:span text:style-name="T5">PI</text:span><text:span text:style-name="T4"> -</text:span><text:bookmark-start text:name="АртБедрАртСпкСп3"/><text:span text:style-name="T4"> </text:span><text:bookmark-end text:name="АртБедрАртСпкСп3"/><text:span text:style-name="T4"><draw:control text:anchor-type="as-char" svg:y="-0.316cm" draw:z-index="21" draw:style-name="gr6" draw:text-style-name="P25" svg:width="0.888cm" svg:height="0.35cm" draw:control="control21"/></text:span></text:p>
          </table:table-cell>
        </table:table-row>
        <table:table-row table:style-name="Таблица2.1">
          <table:table-cell table:style-name="Таблица2.A1" office:value-type="string">
            <text:p text:style-name="P15">Передняя б/берцовая артерия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8">- тип кровотока</text:p>
          </table:table-cell>
          <table:table-cell table:style-name="Таблица2.A1" office:value-type="string">
            <text:p text:style-name="P15"><draw:control text:anchor-type="as-char" draw:z-index="38" draw:style-name="gr5" draw:text-style-name="P26" svg:width="2.991cm" svg:height="0.38cm" draw:control="control38"/><text:bookmark-start text:name="АртПерБерАрТипКровСп"/><text:bookmark-end text:name="АртПерБерАрТипКровСп"/></text:p>
          </table:table-cell>
          <table:table-cell table:style-name="Таблица2.C1" office:value-type="string">
            <text:p text:style-name="P15"><draw:control text:anchor-type="as-char" draw:z-index="39" draw:style-name="gr5" draw:text-style-name="P26" svg:width="2.991cm" svg:height="0.38cm" draw:control="control39"/><text:bookmark-start text:name="АртПерБерАрТипКровСл"/><text:bookmark-end text:name="АртПерБер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18">- СПК (кГц)</text:p>
          </table:table-cell>
          <table:table-cell table:style-name="Таблица2.A1" office:value-type="string">
            <text:p text:style-name="P12"><text:span text:style-name="T4"><draw:control text:anchor-type="as-char" svg:y="-0.316cm" draw:z-index="22" draw:style-name="gr6" draw:text-style-name="P25" svg:width="0.888cm" svg:height="0.35cm" draw:control="control22"/></text:span><text:span text:style-name="T4"> <text:s text:c="2"/></text:span><text:span text:style-name="T5">PI</text:span><text:span text:style-name="T4"> -</text:span><text:bookmark-start text:name="АртБедрАртСпкСп4"/><text:span text:style-name="T4"> </text:span><text:bookmark-end text:name="АртБедрАртСпкСп4"/><text:span text:style-name="T4"><draw:control text:anchor-type="as-char" svg:y="-0.316cm" draw:z-index="23" draw:style-name="gr6" draw:text-style-name="P25" svg:width="0.888cm" svg:height="0.35cm" draw:control="control23"/></text:span></text:p>
          </table:table-cell>
          <table:table-cell table:style-name="Таблица2.C1" office:value-type="string">
            <text:p text:style-name="P12"><text:span text:style-name="T4"><draw:control text:anchor-type="as-char" svg:y="-0.316cm" draw:z-index="24" draw:style-name="gr6" draw:text-style-name="P25" svg:width="0.888cm" svg:height="0.35cm" draw:control="control24"/></text:span><text:span text:style-name="T4"> <text:s text:c="2"/></text:span><text:span text:style-name="T5">PI</text:span><text:span text:style-name="T4"> -</text:span><text:bookmark-start text:name="АртБедрАртСпкСп5"/><text:span text:style-name="T4"> </text:span><text:bookmark-end text:name="АртБедрАртСпкСп5"/><text:span text:style-name="T4"><draw:control text:anchor-type="as-char" svg:y="-0.316cm" draw:z-index="25" draw:style-name="gr6" draw:text-style-name="P25" svg:width="0.888cm" svg:height="0.35cm" draw:control="control25"/></text:span></text:p>
          </table:table-cell>
        </table:table-row>
        <table:table-row table:style-name="Таблица2.1">
          <table:table-cell table:style-name="Таблица2.A1" office:value-type="string">
            <text:p text:style-name="P15">Задняя б/берцовая артерия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5">- тип кровотока</text:p>
          </table:table-cell>
          <table:table-cell table:style-name="Таблица2.A1" office:value-type="string">
            <text:p text:style-name="P15"><draw:control text:anchor-type="as-char" draw:z-index="40" draw:style-name="gr5" draw:text-style-name="P26" svg:width="2.991cm" svg:height="0.38cm" draw:control="control40"/><text:bookmark-start text:name="АртЗадБерАрТипКровСп"/><text:bookmark-end text:name="АртЗадБерАрТипКровСп"/></text:p>
          </table:table-cell>
          <table:table-cell table:style-name="Таблица2.C1" office:value-type="string">
            <text:p text:style-name="P11"><text:bookmark-start text:name="АртЗадБерАрТипКровСл"/><draw:control text:anchor-type="as-char" draw:z-index="41" draw:style-name="gr5" draw:text-style-name="P26" svg:width="2.991cm" svg:height="0.38cm" draw:control="control41"/><text:bookmark-end text:name="АртЗадБер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15">- СПК (кГц)</text:p>
          </table:table-cell>
          <table:table-cell table:style-name="Таблица2.A1" office:value-type="string">
            <text:p text:style-name="P12"><text:span text:style-name="T4"><draw:control text:anchor-type="as-char" svg:y="-0.316cm" draw:z-index="26" draw:style-name="gr6" draw:text-style-name="P25" svg:width="0.888cm" svg:height="0.35cm" draw:control="control26"/></text:span><text:span text:style-name="T4"> <text:s text:c="2"/></text:span><text:span text:style-name="T5">PI</text:span><text:span text:style-name="T4"> -</text:span><text:bookmark-start text:name="АртБедрАртСпкСп6"/><text:span text:style-name="T4"> </text:span><text:bookmark-end text:name="АртБедрАртСпкСп6"/><text:span text:style-name="T4"><draw:control text:anchor-type="as-char" svg:y="-0.316cm" draw:z-index="27" draw:style-name="gr6" draw:text-style-name="P25" svg:width="0.888cm" svg:height="0.35cm" draw:control="control27"/></text:span></text:p>
          </table:table-cell>
          <table:table-cell table:style-name="Таблица2.C1" office:value-type="string">
            <text:p text:style-name="P12"><text:span text:style-name="T4"><draw:control text:anchor-type="as-char" svg:y="-0.316cm" draw:z-index="28" draw:style-name="gr6" draw:text-style-name="P25" svg:width="0.888cm" svg:height="0.35cm" draw:control="control28"/></text:span><text:span text:style-name="T4"> <text:s text:c="2"/></text:span><text:span text:style-name="T5">PI</text:span><text:span text:style-name="T4"> -</text:span><text:bookmark-start text:name="АртБедрАртСпкСп7"/><text:span text:style-name="T4"> </text:span><text:bookmark-end text:name="АртБедрАртСпкСп7"/><text:span text:style-name="T4"><draw:control text:anchor-type="as-char" svg:y="-0.316cm" draw:z-index="29" draw:style-name="gr6" draw:text-style-name="P25" svg:width="0.888cm" svg:height="0.35cm" draw:control="control29"/></text:span></text:p>
          </table:table-cell>
        </table:table-row>
      </table:table>
      <text:p text:style-name="P13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Таблица3.1">
          <table:table-cell table:style-name="Таблица3.A1" office:value-type="string">
            <text:p text:style-name="P16">вены</text:p>
          </table:table-cell>
          <table:table-cell table:style-name="Таблица3.A1" office:value-type="string">
            <text:p text:style-name="P16">справа</text:p>
          </table:table-cell>
          <table:table-cell table:style-name="Таблица3.C1" office:value-type="string">
            <text:p text:style-name="P16">слева</text:p>
          </table:table-cell>
        </table:table-row>
        <table:table-row table:style-name="Таблица3.1">
          <table:table-cell table:style-name="Таблица3.A1" office:value-type="string">
            <text:p text:style-name="P15">Бедренная вена</text:p>
          </table:table-cell>
          <table:table-cell table:style-name="Таблица3.A1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</table:table-row>
        <table:table-row table:style-name="Таблица3.1">
          <table:table-cell table:style-name="Таблица3.A1" office:value-type="string">
            <text:p text:style-name="P15">- тип кровотока</text:p>
          </table:table-cell>
          <table:table-cell table:style-name="Таблица3.A1" office:value-type="string">
            <text:p text:style-name="P15"><draw:control text:anchor-type="as-char" draw:z-index="48" draw:style-name="gr5" draw:text-style-name="P26" svg:width="3.202cm" svg:height="0.38cm" draw:control="control48"/><text:bookmark-start text:name="ВенБедТипКровСп"/><text:bookmark-end text:name="ВенБедТипКровСп"/></text:p>
          </table:table-cell>
          <table:table-cell table:style-name="Таблица3.C1" office:value-type="string">
            <text:p text:style-name="P11"><text:bookmark-start text:name="ВенБедТипКровСл"/><draw:control text:anchor-type="as-char" draw:z-index="49" draw:style-name="gr5" draw:text-style-name="P26" svg:width="3.202cm" svg:height="0.38cm" draw:control="control49"/><text:bookmark-end text:name="ВенБедТипКровСл"/></text:p>
          </table:table-cell>
        </table:table-row>
        <table:table-row table:style-name="Таблица3.1">
          <table:table-cell table:style-name="Таблица3.A1" office:value-type="string">
            <text:p text:style-name="P15">- связь с фазами дыхания</text:p>
          </table:table-cell>
          <table:table-cell table:style-name="Таблица3.A1" office:value-type="string">
            <text:p text:style-name="P15"><draw:control text:anchor-type="as-char" draw:z-index="42" draw:style-name="gr5" draw:text-style-name="P26" svg:width="3.22cm" svg:height="0.38cm" draw:control="control42"/><text:bookmark-start text:name="БедСвязсФазДыхСп"/><text:bookmark-end text:name="БедСвязсФазДыхСп"/></text:p>
          </table:table-cell>
          <table:table-cell table:style-name="Таблица3.C1" office:value-type="string">
            <text:p text:style-name="P11"><text:bookmark-start text:name="БедСвязсФазДыхСл"/><draw:control text:anchor-type="as-char" draw:z-index="43" draw:style-name="gr5" draw:text-style-name="P26" svg:width="2.991cm" svg:height="0.38cm" draw:control="control43"/><text:bookmark-end text:name="БедСвязсФазДыхСл"/></text:p>
          </table:table-cell>
        </table:table-row>
        <table:table-row table:style-name="Таблица3.1">
          <table:table-cell table:style-name="Таблица3.A1" office:value-type="string">
            <text:p text:style-name="P15">- проба Вальсальвы</text:p>
          </table:table-cell>
          <table:table-cell table:style-name="Таблица3.A1" office:value-type="string">
            <text:p text:style-name="P11"><text:bookmark-start text:name="БедПробВальсСп"/><draw:control text:anchor-type="as-char" draw:z-index="54" draw:style-name="gr5" draw:text-style-name="P26" svg:width="3.202cm" svg:height="0.38cm" draw:control="control54"/><text:bookmark-end text:name="БедПробВальсСп"/></text:p>
          </table:table-cell>
          <table:table-cell table:style-name="Таблица3.C1" office:value-type="string">
            <text:p text:style-name="P11"><text:bookmark-start text:name="БедПробВальсСл"/><draw:control text:anchor-type="as-char" draw:z-index="55" draw:style-name="gr5" draw:text-style-name="P26" svg:width="3.202cm" svg:height="0.38cm" draw:control="control55"/><text:bookmark-end text:name="БедПробВальсСл"/></text:p>
          </table:table-cell>
        </table:table-row>
        <table:table-row table:style-name="Таблица3.1">
          <table:table-cell table:style-name="Таблица3.A1" office:value-type="string">
            <text:p text:style-name="P15">Подколенная вена</text:p>
          </table:table-cell>
          <table:table-cell table:style-name="Таблица3.A1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</table:table-row>
        <table:table-row table:style-name="Таблица3.1">
          <table:table-cell table:style-name="Таблица3.A1" office:value-type="string">
            <text:p text:style-name="P15">- тип кровотока</text:p>
          </table:table-cell>
          <table:table-cell table:style-name="Таблица3.A1" office:value-type="string">
            <text:p text:style-name="P11"><text:bookmark-start text:name="ВенПоколТипКровСп"/><draw:control text:anchor-type="as-char" draw:z-index="50" draw:style-name="gr5" draw:text-style-name="P26" svg:width="3.202cm" svg:height="0.38cm" draw:control="control50"/><text:bookmark-end text:name="ВенПоколТипКровСп"/></text:p>
          </table:table-cell>
          <table:table-cell table:style-name="Таблица3.C1" office:value-type="string">
            <text:p text:style-name="P11"><text:bookmark-start text:name="ВенПодколТипКровСл"/><draw:control text:anchor-type="as-char" draw:z-index="51" draw:style-name="gr5" draw:text-style-name="P26" svg:width="3.202cm" svg:height="0.38cm" draw:control="control51"/><text:bookmark-end text:name="ВенПодколТипКровСл"/></text:p>
          </table:table-cell>
        </table:table-row>
        <table:table-row table:style-name="Таблица3.1">
          <table:table-cell table:style-name="Таблица3.A1" office:value-type="string">
            <text:p text:style-name="P15">- связь с фазами дыхания</text:p>
          </table:table-cell>
          <table:table-cell table:style-name="Таблица3.A1" office:value-type="string">
            <text:p text:style-name="P11"><text:bookmark-start text:name="ПодколСвязсФазДыхСп"/><draw:control text:anchor-type="as-char" draw:z-index="44" draw:style-name="gr5" draw:text-style-name="P26" svg:width="2.991cm" svg:height="0.38cm" draw:control="control44"/><text:bookmark-end text:name="ПодколСвязсФазДыхСп"/></text:p>
          </table:table-cell>
          <table:table-cell table:style-name="Таблица3.C1" office:value-type="string">
            <text:p text:style-name="P11"><text:bookmark-start text:name="ПодколСвязсФазДыхСл"/><draw:control text:anchor-type="as-char" draw:z-index="45" draw:style-name="gr5" draw:text-style-name="P26" svg:width="2.991cm" svg:height="0.38cm" draw:control="control45"/><text:bookmark-end text:name="ПодколСвязсФазДыхСл"/></text:p>
          </table:table-cell>
        </table:table-row>
        <table:table-row table:style-name="Таблица3.1">
          <table:table-cell table:style-name="Таблица3.A1" office:value-type="string">
            <text:p text:style-name="P15">- проба Вальсальвы</text:p>
          </table:table-cell>
          <table:table-cell table:style-name="Таблица3.A1" office:value-type="string">
            <text:p text:style-name="P11"><text:bookmark-start text:name="ПодколПробВальсСп"/><draw:control text:anchor-type="as-char" draw:z-index="56" draw:style-name="gr5" draw:text-style-name="P26" svg:width="3.202cm" svg:height="0.38cm" draw:control="control56"/><text:bookmark-end text:name="ПодколПробВальсСп"/></text:p>
          </table:table-cell>
          <table:table-cell table:style-name="Таблица3.C1" office:value-type="string">
            <text:p text:style-name="P11"><text:bookmark-start text:name="ПодколПробВальсСл"/><draw:control text:anchor-type="as-char" draw:z-index="57" draw:style-name="gr5" draw:text-style-name="P26" svg:width="3.202cm" svg:height="0.38cm" draw:control="control57"/><text:bookmark-end text:name="ПодколПробВальсСл"/></text:p>
          </table:table-cell>
        </table:table-row>
        <table:table-row table:style-name="Таблица3.1">
          <table:table-cell table:style-name="Таблица3.A1" office:value-type="string">
            <text:p text:style-name="P15">Задние б/берцовые вены</text:p>
          </table:table-cell>
          <table:table-cell table:style-name="Таблица3.A1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</table:table-row>
        <table:table-row table:style-name="Таблица3.1">
          <table:table-cell table:style-name="Таблица3.A1" office:value-type="string">
            <text:p text:style-name="P15">- тип кровотока</text:p>
          </table:table-cell>
          <table:table-cell table:style-name="Таблица3.A1" office:value-type="string">
            <text:p text:style-name="P11"><text:bookmark-start text:name="ВенЗадБерТипКровСп"/><draw:control text:anchor-type="as-char" draw:z-index="52" draw:style-name="gr5" draw:text-style-name="P26" svg:width="3.202cm" svg:height="0.38cm" draw:control="control52"/><text:bookmark-end text:name="ВенЗадБерТипКровСп"/></text:p>
          </table:table-cell>
          <table:table-cell table:style-name="Таблица3.C1" office:value-type="string">
            <text:p text:style-name="P11"><text:bookmark-start text:name="ВенЗадБерТипКровСл"/><draw:control text:anchor-type="as-char" draw:z-index="53" draw:style-name="gr5" draw:text-style-name="P26" svg:width="3.202cm" svg:height="0.38cm" draw:control="control53"/><text:bookmark-end text:name="ВенЗадБерТипКровСл"/></text:p>
          </table:table-cell>
        </table:table-row>
        <table:table-row table:style-name="Таблица3.1">
          <table:table-cell table:style-name="Таблица3.A1" office:value-type="string">
            <text:p text:style-name="P15">- связь с фазами дыхания</text:p>
          </table:table-cell>
          <table:table-cell table:style-name="Таблица3.A1" office:value-type="string">
            <text:p text:style-name="P11"><text:bookmark-start text:name="ЗадБерСвязсФазДыхСп"/><draw:control text:anchor-type="as-char" draw:z-index="47" draw:style-name="gr5" draw:text-style-name="P26" svg:width="2.991cm" svg:height="0.38cm" draw:control="control47"/><text:bookmark-end text:name="ЗадБерСвязсФазДыхСп"/></text:p>
          </table:table-cell>
          <table:table-cell table:style-name="Таблица3.C1" office:value-type="string">
            <text:p text:style-name="P11"><text:bookmark-start text:name="ЗадБерСвязсФазДыхСл"/><draw:control text:anchor-type="as-char" draw:z-index="46" draw:style-name="gr5" draw:text-style-name="P26" svg:width="2.991cm" svg:height="0.38cm" draw:control="control46"/><text:bookmark-end text:name="ЗадБерСвязсФазДыхСл"/></text:p>
          </table:table-cell>
        </table:table-row>
        <table:table-row table:style-name="Таблица3.1">
          <table:table-cell table:style-name="Таблица3.A1" office:value-type="string">
            <text:p text:style-name="P15">- компрессионные пробы</text:p>
          </table:table-cell>
          <table:table-cell table:style-name="Таблица3.A1" office:value-type="string">
            <text:p text:style-name="P11"><text:bookmark-start text:name="ЗадБерКомпПробСп"/><draw:control text:anchor-type="as-char" svg:y="-0.316cm" draw:z-index="30" draw:style-name="gr6" draw:text-style-name="P25" svg:width="0.888cm" svg:height="0.35cm" draw:control="control30"/><text:bookmark-end text:name="ЗадБерКомпПробСп"/></text:p>
          </table:table-cell>
          <table:table-cell table:style-name="Таблица3.C1" office:value-type="string">
            <text:p text:style-name="P11"><text:bookmark-start text:name="ЗадБерКомпПробСл"/><draw:control text:anchor-type="as-char" svg:y="-0.316cm" draw:z-index="31" draw:style-name="gr6" draw:text-style-name="P25" svg:width="0.888cm" svg:height="0.35cm" draw:control="control31"/><text:bookmark-end text:name="ЗадБерКомпПробСл"/></text:p>
          </table:table-cell>
        </table:table-row>
      </table:table>
      <text:p text:style-name="Без_20_интервала"><text:span text:style-name="T4"><text:line-break/></text:span><text:span text:style-name="T9">Лодыжечно- плечевой индекс <text:s/>справа: </text:span><text:bookmark-start text:name="ЛодПлечИндСп"/><text:span text:style-name="T9"><draw:control text:anchor-type="as-char" svg:y="-0.316cm" draw:z-index="32" draw:style-name="gr6" draw:text-style-name="P25" svg:width="0.888cm" svg:height="0.35cm" draw:control="control32"/></text:span><text:bookmark-end text:name="ЛодПлечИндСп"/><text:span text:style-name="T9"> <text:s text:c="24"/></text:span></text:p>
      <text:p text:style-name="P17"><text:span text:style-name="T7">Лодыжечно- плечевой индекс <text:s/>слева: </text:span><text:span text:style-name="T7"><draw:control text:anchor-type="as-char" svg:y="-0.316cm" draw:z-index="33" draw:style-name="gr6" draw:text-style-name="P25" svg:width="0.888cm" svg:height="0.35cm" draw:control="control33"/></text:span></text:p>
      <text:p text:style-name="P10"><text:span text:style-name="T3"/></text:p>
      <text:p text:style-name="P10"><text:span text:style-name="T3"/></text:p>
      <text:p text:style-name="P9"><draw:control text:anchor-type="paragraph" draw:z-index="10" draw:style-name="gr3" draw:text-style-name="P24" svg:width="14.941cm" svg:height="0.38cm" svg:x="2.044cm" svg:y="0.002cm" draw:control="control10"/><text:span text:style-name="T4">Заключение:</text:span> <text:s text:c="2"/></text:p>
      <text:p text:style-name="P7"><draw:control text:anchor-type="paragraph" draw:z-index="9" draw:style-name="gr4" draw:text-style-name="P23" svg:width="0.003cm" svg:height="0.003cm" svg:x="0cm" svg:y="0cm" draw:control="control9"/></text:p>
      <text:p text:style-name="P7">Врач: <draw:control text:anchor-type="as-char" draw:z-index="11" draw:style-name="gr5" draw:text-style-name="P23" svg:width="4.67cm" svg:height="0.421cm" draw:control="control11"/></text:p>
      <text:p text:style-name="P6">Медицинский регистратор: <draw:control text:anchor-type="as-char" draw:z-index="12" draw:style-name="gr5" draw:text-style-name="P23" svg:width="4.234cm" svg:height="0.421cm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47:36.43</dc:date>
    <dc:creator>Дмитрий Деренок</dc:creator>
    <meta:editing-duration>PT16H18M34S</meta:editing-duration>
    <meta:editing-cycles>56</meta:editing-cycles>
    <meta:generator>OpenOffice.org/3.2$Win32 OpenOffice.org_project/320m12$Build-9483</meta:generator>
    <meta:document-statistic meta:table-count="3" meta:image-count="1" meta:object-count="0" meta:page-count="1" meta:paragraph-count="76" meta:word-count="138" meta:character-count="966"/>
  </office:meta>
</office:document-meta>
</file>